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21">
    <style:paragraph-properties fo:margin-top="0in" fo:margin-bottom="0in"/>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22">
    <style:paragraph-properties fo:margin-top="0in" fo:margin-bottom="0in"/>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23">
    <style:paragraph-properties fo:margin-top="0in" fo:margin-bottom="0in"/>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24">
    <style:paragraph-properties fo:margin-top="0in" fo:margin-bottom="0in"/>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ext_20_body" style:list-style-name="L25">
    <style:paragraph-properties fo:margin-top="0in" fo:margin-bottom="0in"/>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ext_20_body" style:list-style-name="L26">
    <style:paragraph-properties fo:margin-top="0in" fo:margin-bottom="0in"/>
  </style:style>
  <style:style style:name="P41" style:family="paragraph" style:parent-style-name="Text_20_body" style:list-style-name="L27">
    <style:paragraph-properties fo:margin-top="0in" fo:margin-bottom="0in"/>
  </style:style>
  <style:style style:name="P42" style:family="paragraph" style:parent-style-name="Text_20_body" style:list-style-name="L28">
    <style:paragraph-properties fo:margin-top="0in" fo:margin-bottom="0in"/>
  </style:style>
  <style:style style:name="P43" style:family="paragraph" style:parent-style-name="Text_20_body" style:list-style-name="L29">
    <style:paragraph-properties fo:margin-top="0in" fo:margin-bottom="0in"/>
  </style:style>
  <style:style style:name="P44" style:family="paragraph" style:parent-style-name="Text_20_body" style:list-style-name="L30">
    <style:paragraph-properties fo:margin-top="0in" fo:margin-bottom="0in"/>
  </style:style>
  <style:style style:name="P45" style:family="paragraph" style:parent-style-name="Text_20_body" style:list-style-name="L31">
    <style:paragraph-properties fo:margin-top="0in" fo:margin-bottom="0in"/>
  </style:style>
  <style:style style:name="P46" style:family="paragraph" style:parent-style-name="Text_20_body" style:list-style-name="L32">
    <style:paragraph-properties fo:margin-top="0in" fo:margin-bottom="0in"/>
  </style:style>
  <style:style style:name="P47" style:family="paragraph" style:parent-style-name="Text_20_body" style:list-style-name="L33">
    <style:paragraph-properties fo:margin-top="0in" fo:margin-bottom="0in"/>
  </style:style>
  <style:style style:name="P48" style:family="paragraph" style:parent-style-name="Text_20_body" style:list-style-name="L34">
    <style:paragraph-properties fo:margin-top="0in" fo:margin-bottom="0in"/>
  </style:style>
  <style:style style:name="P49" style:family="paragraph" style:parent-style-name="Text_20_body" style:list-style-name="L35">
    <style:paragraph-properties fo:margin-top="0in" fo:margin-bottom="0in"/>
  </style:style>
  <style:style style:name="P50" style:family="paragraph" style:parent-style-name="Text_20_body" style:list-style-name="L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style:style style:name="Table12" style:family="table">
    <style:table-properties table:align="center" style:rel-width="88%"/>
  </style:style>
  <style:style style:name="Table12.A" style:family="table-column">
    <style:table-column-properties style:rel-column-width="7099*"/>
  </style:style>
  <style:style style:name="Table12.B" style:family="table-column">
    <style:table-column-properties style:rel-column-width="50243*"/>
  </style:style>
  <style:style style:name="Table13" style:family="table">
    <style:table-properties table:align="center" style:rel-width="88%"/>
  </style:style>
  <style:style style:name="Table13.A" style:family="table-column">
    <style:table-column-properties style:rel-column-width="7099*"/>
  </style:style>
  <style:style style:name="Table13.B" style:family="table-column">
    <style:table-column-properties style:rel-column-width="50243*"/>
  </style:style>
  <style:style style:name="Table14" style:family="table">
    <style:table-properties table:align="center" style:rel-width="88%"/>
  </style:style>
  <style:style style:name="Table14.A" style:family="table-column">
    <style:table-column-properties style:rel-column-width="7099*"/>
  </style:style>
  <style:style style:name="Table14.B" style:family="table-column">
    <style:table-column-properties style:rel-column-width="50243*"/>
  </style:style>
  <style:style style:name="Table15" style:family="table">
    <style:table-properties table:align="center" style:rel-width="88%"/>
  </style:style>
  <style:style style:name="Table15.A" style:family="table-column">
    <style:table-column-properties style:rel-column-width="7099*"/>
  </style:style>
  <style:style style:name="Table15.B" style:family="table-column">
    <style:table-column-properties style:rel-column-width="50243*"/>
  </style:style>
  <style:style style:name="Table16" style:family="table">
    <style:table-properties table:align="center" style:rel-width="88%"/>
  </style:style>
  <style:style style:name="Table16.A" style:family="table-column">
    <style:table-column-properties style:rel-column-width="7099*"/>
  </style:style>
  <style:style style:name="Table16.B" style:family="table-column">
    <style:table-column-properties style:rel-column-width="50243*"/>
  </style:style>
  <style:style style:name="Table17" style:family="table">
    <style:table-properties table:align="center" style:rel-width="88%"/>
  </style:style>
  <style:style style:name="Table17.A" style:family="table-column">
    <style:table-column-properties style:rel-column-width="7099*"/>
  </style:style>
  <style:style style:name="Table17.B" style:family="table-column">
    <style:table-column-properties style:rel-column-width="50243*"/>
  </style:style>
  <style:style style:name="Table18" style:family="table">
    <style:table-properties table:align="center" style:rel-width="88%"/>
  </style:style>
  <style:style style:name="Table18.A" style:family="table-column">
    <style:table-column-properties style:rel-column-width="7099*"/>
  </style:style>
  <style:style style:name="Table18.B" style:family="table-column">
    <style:table-column-properties style:rel-column-width="50243*"/>
  </style:style>
  <style:style style:name="Table19" style:family="table">
    <style:table-properties table:align="center" style:rel-width="88%"/>
  </style:style>
  <style:style style:name="Table19.A" style:family="table-column">
    <style:table-column-properties style:rel-column-width="7099*"/>
  </style:style>
  <style:style style:name="Table19.B" style:family="table-column">
    <style:table-column-properties style:rel-column-width="50243*"/>
  </style:style>
  <style:style style:name="Table20" style:family="table">
    <style:table-properties table:align="center" style:rel-width="88%"/>
  </style:style>
  <style:style style:name="Table20.A" style:family="table-column">
    <style:table-column-properties style:rel-column-width="7099*"/>
  </style:style>
  <style:style style:name="Table20.B" style:family="table-column">
    <style:table-column-properties style:rel-column-width="50243*"/>
  </style:style>
  <office:body>
    <office:text>
      <text:h text:style-name="Title">Resume: Michael J. Pedersen</text:h>
      <text:h text:style-name="Heading_20_1" text:outline-level="1"><text:bookmark-start text:name="summary"/>Summary<text:bookmark-end text:name="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PageBreak"/>
      <text:h text:style-name="Heading_20_1" text:outline-level="1"><text:bookmark-start text:name="relevant-technical-skills"/>Relevant Technical Skills<text:bookmark-end text:name="relevant-technical-skills"/></text:h>
      <text:list text:style-name="L1">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1"><text:span text:style-name="T1">Markup Languages:</text:span> CSS, HTML, Markdown, XML</text:p>
        </text:list-item>
        <text:list-item>
          <text:p text:style-name="P1"><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1"><text:span text:style-name="T1">Networking and Security:</text:span> <text:a xlink:type="simple" xlink:href="https://www.checkpoint.com/" office:name=""><text:span text:style-name="Definition">Checkpoint VPN</text:span></text:a>, Cisco, Firewall Design, TCP/IP</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p text:style-name="Text_20_body">EvolutionIQ leverages cutting-edge AI and machine learning to revolutionize the insurance industry, optimizing claims management and accelerating individuals’ return to the workforce. In January 2025, EvolutionIQ was acquired by CCC Intelligent Solutions, further expanding its impact and innovation in the sector.</text:p>
      <text:p text:style-name="Text_20_body">As a Senior Software Engineer, I played a key role in delivering projects within the Platform Pipeline Infrastructure team.</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Acted as scrum master for the team.</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ployed and configured <text:a xlink:type="simple" xlink:href="https://www.alluxio.io/" office:name=""><text:span text:style-name="Definition">Alluxio</text:span></text:a> for caching and data orchestration.</text:p>
        </text:list-item>
        <text:list-item>
          <text:p text:style-name="P3">Performance tuned <text:a xlink:type="simple" xlink:href="https://kafka.apache.org/" office:name=""><text:span text:style-name="Definition">Kafka</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Participated in on-call rotation.</text:p>
        </text:list-item>
        <text:list-item>
          <text:p text:style-name="P4">Upgraded <text:a xlink:type="simple" xlink:href="https://kafka.apache.org/" office:name=""><text:span text:style-name="Definition">Kafka</text:span></text:a> with zero downtime for producers and consumers.</text:p>
        </text:list-item>
        <text:list-item>
          <text:p text:style-name="P4">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4">Built tool to graphically show the ETL pipelines.</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Created ELT jobs to ingest third party data to make it available internally.</text:p>
        </text:list-item>
        <text:list-item>
          <text:p text:style-name="P4">Installed and configured multiple <text:a xlink:type="simple" xlink:href="https://hadoop.apache.org/" office:name=""><text:span text:style-name="Definition">Hadoop</text:span></text:a> clusters.</text:p>
        </text:list-item>
        <text:list-item>
          <text:p text:style-name="P4">Developed new ETL jobs to aggregate data from Pulsepoint’s RTB exchange.</text:p>
        </text:list-item>
        <text:list-item>
          <text:p text:style-name="P4">Optimized <text:a xlink:type="simple" xlink:href="https://hadoop.apache.org/" office:name=""><text:span text:style-name="Definition">Hadoop</text:span></text:a> jobs.</text:p>
        </text:list-item>
        <text:list-item>
          <text:p text:style-name="P4">Maintained <text:a xlink:type="simple" xlink:href="https://www.vertica.com/" office:name=""><text:span text:style-name="Definition">Vertica</text:span></text:a> cluster, including troubleshooting.</text:p>
        </text:list-item>
        <text:list-item>
          <text:p text:style-name="P4">Tested <text:a xlink:type="simple" xlink:href="https://cassandra.apache.org/_/index.html" office:name=""><text:span text:style-name="Definition">Cassandra</text:span></text:a> as a potential reporting database.</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item>
          <text:p text:style-name="P6">Found major security hole (remote code execution) and closed it.</text:p>
        </text:list-item>
        <text:list-item>
          <text:p text:style-name="P6">Debugged and resolved memory issues that were causing systems to shut down.</text:p>
        </text:list-item>
        <text:list-item>
          <text:p text:style-name="P6">Incorporated memcached into our stack to handle sessions and cached data.</text:p>
        </text:list-item>
        <text:list-item>
          <text:p text:style-name="P6">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6">Corrected Unicode handling errors in the code.</text:p>
        </text:list-item>
        <text:list-item>
          <text:p text:style-name="P6">Added holds and matters framework, allowing customers to state that documents belong to specific cases and should not be deleted while the cases are ongoing.</text:p>
        </text:list-item>
        <text:list-item>
          <text:p text:style-name="P6">Identified weaknesses in the database model, and added code to prevent those weaknesses from being hit.</text:p>
        </text:list-item>
        <text:list-item>
          <text:p text:style-name="P6">Wrote <text:a xlink:type="simple" xlink:href="https://www.python.org/" office:name=""><text:span text:style-name="Definition">Python</text:span></text:a> framework to manage long running background jobs.</text:p>
        </text:list-item>
        <text:list-item>
          <text:p text:style-name="P6">Reduced multi-hour <text:a xlink:type="simple" xlink:href="https://www.sqlalchemy.org/" office:name=""><text:span text:style-name="Definition">SQLAlchemy</text:span></text:a> bulk database jobs to minutes.</text:p>
        </text:list-item>
        <text:list-item>
          <text:p text:style-name="P6">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6">Documented internal server API, wrote a <text:a xlink:type="simple" xlink:href="https://www.python.org/" office:name=""><text:span text:style-name="Definition">Python</text:span></text:a> class to standardize it’s use.</text:p>
        </text:list-item>
        <text:list-item>
          <text:p text:style-name="P6">Added tag cloud (using <text:a xlink:type="simple" xlink:href="https://github.com/russelporosky/jQuery.awesomeCloud.plugin" office:name=""><text:span text:style-name="Definition">awesomecloud plugin for jQuery</text:span></text:a>).</text:p>
        </text:list-item>
        <text:list-item>
          <text:p text:style-name="P6">Added support for allowing customers to login using <text:a xlink:type="simple" xlink:href="https://www.openid.net/" office:name=""><text:span text:style-name="Definition">OpenID</text:span></text:a>.</text:p>
        </text:list-item>
        <text:list-item>
          <text:p text:style-name="P6">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6">Created new document production framework from scratch.</text:p>
        </text:list-item>
        <text:list-item>
          <text:p text:style-name="P6">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6">Created a tool to allow copying settings between instances.</text:p>
        </text:list-item>
        <text:list-item>
          <text:p text:style-name="P6">Added user preferences to the frontend.</text:p>
        </text:list-item>
        <text:list-item>
          <text:p text:style-name="P6">Resolved intermittent issue with drag/drop events that had been unsolvable by the existing team.</text:p>
        </text:list-item>
        <text:list-item>
          <text:p text:style-name="P6">Implemented login idle timeout functionality.</text:p>
        </text:list-item>
        <text:list-item>
          <text:p text:style-name="P6">Refactored <text:a xlink:type="simple" xlink:href="https://www.python.org/" office:name=""><text:span text:style-name="Definition">Python</text:span></text:a> and JavaScript code on a regular basis to reduce code repetition and increase legibility.</text:p>
        </text:list-item>
      </text:list>
      <text:h text:style-name="Heading_20_2" text:outline-level="2"><text:bookmark-start text:name="choopa.com---developer"/>Choopa.com - Developer<text:bookmark-end text:name="choopa.com---developer"/></text:h>
      <text:p text:style-name="First_20_paragraph">Sayreville, NJ - Jan 2012 - May 2012</text:p>
      <text:p text:style-name="Text_20_body">As a developer at Constant.com (renamed from Choopa.com in Jan, 2012), I worked with a variety of technologies, with the heaviest focus being on <text:a xlink:type="simple" xlink:href="https://www.openstack.org/" office:name=""><text:span text:style-name="Definition">OpenStack</text:span></text:a> and <text:a xlink:type="simple" xlink:href="https://www.nagios.org/" office:name=""><text:span text:style-name="Definition">Nagios</text:span></text:a>. I helped bring two products to production level availability for their customers (specifically: the Dedicated Cloud Server and Backup systems).</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th-avenue-electronics---systems-administrator-devops-engineer"/>6th Avenue Electronics - Systems Administrator, DevOps Engineer<text:bookmark-end text:name="th-avenue-electronics---systems-administrator-devops-engineer"/></text:h>
      <text:p text:style-name="First_20_paragraph">Springfield, NJ - Aug 2005 - Apr 2008, Feb 2011 - Dec 2011</text:p>
      <text:p text:style-name="Text_20_body">In 2007, 6th Avenue began switching from their then-current POS system (named <text:a xlink:type="simple" xlink:href="https://www.tylernet.com/" office:name=""><text:span text:style-name="Definition">Tyler</text:span></text:a>) to <text:a xlink:type="simple" xlink:href="https://www.sap.com/index.html" office:name=""><text:span text:style-name="Definition">SAP</text:span></text:a>. At the end of 2010, <text:a xlink:type="simple" xlink:href="https://www.sap.com/index.html" office:name=""><text:span text:style-name="Definition">SAP</text:span></text:a> was declared unworkable, and the effort was begun to switch back to <text:a xlink:type="simple" xlink:href="https://www.tylernet.com/" office:name=""><text:span text:style-name="Definition">Tyler</text:span></text:a>.</text:p>
      <text:p text:style-name="Text_20_body">The environment at 6th Avenue covered a wide range of platforms spread out over 120 servers (both physical and virtual). We had <text:a xlink:type="simple" xlink:href="https://www.vmware.com/" office:name=""><text:span text:style-name="Definition">VMware</text:span></text:a> ESX, <text:a xlink:type="simple" xlink:href="https://www.microsoft.com/en-us/windows/" office:name=""><text:span text:style-name="Definition">Windows</text:span></text:a> Server 2003, <text:a xlink:type="simple" xlink:href="https://www.microsoft.com/en-us/windows/" office:name=""><text:span text:style-name="Definition">Windows</text:span></text:a> Server 2008, <text:a xlink:type="simple" xlink:href="https://www.centos.org/" office:name=""><text:span text:style-name="Definition">CentOS</text:span></text:a> Linux, <text:a xlink:type="simple" xlink:href="https://www.suse.com/" office:name=""><text:span text:style-name="Definition">Suse</text:span></text:a> Linux, and <text:a xlink:type="simple" xlink:href="https://www.debian.org/" office:name=""><text:span text:style-name="Definition">Debian</text:span></text:a> GNU/Linux. In 2011, I was brought back to transition the point of sale system and become the IT Manager. At the time the point of sale transition was completed, we had a team of 6 people managing the servers and about 300 desktops.</text:p>
      <text:list text:style-name="L8">
        <text:list-item>
          <text:p text:style-name="P8">Successfully lead migration from <text:a xlink:type="simple" xlink:href="https://www.sap.com/index.html" office:name=""><text:span text:style-name="Definition">SAP</text:span></text:a> to <text:a xlink:type="simple" xlink:href="https://www.tylernet.com/" office:name=""><text:span text:style-name="Definition">Tyler</text:span></text:a> Point of Sale system.</text:p>
        </text:list-item>
        <text:list-item>
          <text:p text:style-name="P8">Developed <text:a xlink:type="simple" xlink:href="https://www.python.org/" office:name=""><text:span text:style-name="Definition">Python</text:span></text:a> validation scripts for data going from <text:a xlink:type="simple" xlink:href="https://www.sap.com/index.html" office:name=""><text:span text:style-name="Definition">SAP</text:span></text:a> into <text:a xlink:type="simple" xlink:href="https://www.tylernet.com/" office:name=""><text:span text:style-name="Definition">Tyler</text:span></text:a>.</text:p>
        </text:list-item>
        <text:list-item>
          <text:p text:style-name="P8">Automated configuration options within <text:a xlink:type="simple" xlink:href="https://www.tylernet.com/" office:name=""><text:span text:style-name="Definition">Tyler</text:span></text:a> that could not be done via import.</text:p>
        </text:list-item>
        <text:list-item>
          <text:p text:style-name="P8">Developed <text:a xlink:type="simple" xlink:href="https://www.python.org/" office:name=""><text:span text:style-name="Definition">Python</text:span></text:a> program to copy sales data from <text:a xlink:type="simple" xlink:href="https://www.tylernet.com/" office:name=""><text:span text:style-name="Definition">Tyler</text:span></text:a> POS to <text:a xlink:type="simple" xlink:href="https://www.postgresql.org/" office:name=""><text:span text:style-name="Definition">PostgreSQL</text:span></text:a>.</text:p>
        </text:list-item>
        <text:list-item>
          <text:p text:style-name="P8">Installed and configured <text:a xlink:type="simple" xlink:href="https://www.zenoss.com/" office:name=""><text:span text:style-name="Definition">Zenoss</text:span></text:a> for full systems monitoring.</text:p>
        </text:list-item>
        <text:list-item>
          <text:p text:style-name="P8">Implemented <text:a xlink:type="simple" xlink:href="https://www.vmware.com/" office:name=""><text:span text:style-name="Definition">VMware</text:span></text:a> Virtual Infrastructure 3.</text:p>
        </text:list-item>
        <text:list-item>
          <text:p text:style-name="P8">Maintained <text:a xlink:type="simple" xlink:href="https://www.tylernet.com/" office:name=""><text:span text:style-name="Definition">Tyler</text:span></text:a> POS/ERP system on <text:a xlink:type="simple" xlink:href="https://www.hpe.com/us/en/servers/hp-ux.html" office:name=""><text:span text:style-name="Definition">HP-UX</text:span></text:a> (and, later, Linux).</text:p>
        </text:list-item>
        <text:list-item>
          <text:p text:style-name="P8">Maintained Active Directory, including implementation of group policy.</text:p>
        </text:list-item>
        <text:list-item>
          <text:p text:style-name="P8">Wrote scripts to satisfy company needs using <text:a xlink:type="simple" xlink:href="https://www.autoitscript.com/site/autoit/" office:name=""><text:span text:style-name="Definition">AutoIt3</text:span></text:a> and <text:a xlink:type="simple" xlink:href="https://www.python.org/" office:name=""><text:span text:style-name="Definition">Python</text:span></text:a>.</text:p>
        </text:list-item>
        <text:list-item>
          <text:p text:style-name="P8">Wrote automated installer for the <text:a xlink:type="simple" xlink:href="https://www.tylernet.com/" office:name=""><text:span text:style-name="Definition">Tyler</text:span></text:a> client program to incorporate the program plus the mandatory pieces that we needed.</text:p>
        </text:list-item>
        <text:list-item>
          <text:p text:style-name="P8">Developed workaround to resolve issue in point of sales system causing store wide sales terminal lockups.</text:p>
        </text:list-item>
        <text:list-item>
          <text:p text:style-name="P8">Maintained heterogeneous environment (&gt;60 Linux, &gt;40 <text:a xlink:type="simple" xlink:href="https://www.microsoft.com/en-us/windows/" office:name=""><text:span text:style-name="Definition">Windows</text:span></text:a> servers).</text:p>
        </text:list-item>
        <text:list-item>
          <text:p text:style-name="P8">Implemented ticket tracking system for help desk issues.</text:p>
        </text:list-item>
        <text:list-item>
          <text:p text:style-name="P8">Deployed <text:a xlink:type="simple" xlink:href="https://learn.microsoft.com/en-us/windows/deployment/deploy-whats-new" office:name=""><text:span text:style-name="Definition">Windows Software Update Server</text:span></text:a> for Microsoft product updates.</text:p>
        </text:list-item>
        <text:list-item>
          <text:p text:style-name="P8">Updated customer facing web site to reflect changes to NJ sales tax rates.</text:p>
        </text:list-item>
        <text:list-item>
          <text:p text:style-name="P8">Exported data from <text:a xlink:type="simple" xlink:href="https://www.tylernet.com/" office:name=""><text:span text:style-name="Definition">Tyler</text:span></text:a> point of sale system for import into <text:a xlink:type="simple" xlink:href="https://www.sap.com/index.html" office:name=""><text:span text:style-name="Definition">SAP</text:span></text:a> system.</text:p>
        </text:list-item>
        <text:list-item>
          <text:p text:style-name="P8">Created an internal wiki for use by the IT department, including populating with over 30 pages of documentation at time of deployment.</text:p>
        </text:list-item>
        <text:list-item>
          <text:p text:style-name="P8">Wrote several scripts to extract data from <text:a xlink:type="simple" xlink:href="https://www.tylernet.com/" office:name=""><text:span text:style-name="Definition">Tyler</text:span></text:a> POS system before <text:a xlink:type="simple" xlink:href="https://www.postgresql.org/" office:name=""><text:span text:style-name="Definition">PostgreSQL</text:span></text:a> database was available.</text:p>
        </text:list-item>
        <text:list-item>
          <text:p text:style-name="P8">Maintained <text:a xlink:type="simple" xlink:href="https://www.commvault.com/" office:name=""><text:span text:style-name="Definition">CommVault</text:span></text:a> backup system and disaster recovery site.</text:p>
        </text:list-item>
        <text:list-item>
          <text:p text:style-name="P8">Developed intranet pages (using AJAX) to allow customer service representatives to find old invoices in the database copy of <text:a xlink:type="simple" xlink:href="https://www.tylernet.com/" office:name=""><text:span text:style-name="Definition">Tyler</text:span></text:a>’s data.</text:p>
        </text:list-item>
        <text:list-item>
          <text:p text:style-name="P8">Created intranet pages (using AJAX) to assist in the selling of complex systems.</text:p>
        </text:list-item>
        <text:list-item>
          <text:p text:style-name="P8">Retrieved bulk information from <text:a xlink:type="simple" xlink:href="https://www.tylernet.com/" office:name=""><text:span text:style-name="Definition">Tyler</text:span></text:a> point of sale system for audits.</text:p>
        </text:list-item>
        <text:list-item>
          <text:p text:style-name="P8">Performed field certification of <text:a xlink:type="simple" xlink:href="https://maxdb.sap.com/" office:name=""><text:span text:style-name="Definition">MaxDB</text:span></text:a> system for <text:a xlink:type="simple" xlink:href="https://www.commvault.com/" office:name=""><text:span text:style-name="Definition">CommVault</text:span></text:a>, providing reliable and supported backups for <text:a xlink:type="simple" xlink:href="https://www.sap.com/index.html" office:name=""><text:span text:style-name="Definition">SAP</text:span></text:a> databases.</text:p>
        </text:list-item>
        <text:list-item>
          <text:p text:style-name="P8">Configured all servers for newly implemented <text:a xlink:type="simple" xlink:href="https://www.sap.com/index.html" office:name=""><text:span text:style-name="Definition">SAP</text:span></text:a> system.</text:p>
        </text:list-item>
        <text:list-item>
          <text:p text:style-name="P8">Spearheaded server room cleanup: Shut down over 30 servers, removed over a mile of wire.</text:p>
        </text:list-item>
        <text:list-item>
          <text:p text:style-name="P8">Rack mounted, installed, and prepared newly arrived servers for use in projects.</text:p>
        </text:list-item>
      </text:list>
      <text:h text:style-name="Heading_20_2" text:outline-level="2"><text:bookmark-start text:name="datapipe-inc.---unix-developer"/>Datapipe, Inc. - UNIX Developer<text:bookmark-end text:name="datapipe-inc.---unix-developer"/></text:h>
      <text:p text:style-name="First_20_paragraph">Jersey City, NJ - May 2008 - Jan 2011</text:p>
      <text:p text:style-name="Text_20_body">Datapipe manages thousands of customers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Text_20_body">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s://www.microsoft.com/en-us/windows/" office:name=""><text:span text:style-name="Definition">Windows</text:span></text:a> developers, while I was on the UNIX development team.</text:p>
      <text:list text:style-name="L9">
        <text:list-item>
          <text:p text:style-name="P9">Created reporting system called StorageWeb (using <text:a xlink:type="simple" xlink:href="https://www.turbogears.org/" office:name=""><text:span text:style-name="Definition">TurboGears</text:span></text:a>), enabling new revenue stream.</text:p>
        </text:list-item>
        <text:list-item>
          <text:p text:style-name="P9">Developed <text:a xlink:type="simple" xlink:href="https://www.python.org/" office:name=""><text:span text:style-name="Definition">Python</text:span></text:a> app named unixops, allows server access via one time <text:a xlink:type="simple" xlink:href="http://www.openssh.com/" office:name=""><text:span text:style-name="Definition">SSH</text:span></text:a> keys.</text:p>
        </text:list-item>
        <text:list-item>
          <text:p text:style-name="P9">Optimized <text:a xlink:type="simple" xlink:href="https://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9">Debugged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working together.</text:p>
        </text:list-item>
        <text:list-item>
          <text:p text:style-name="P9">Developed multi-threaded back end daemon (in <text:a xlink:type="simple" xlink:href="https://www.python.org/" office:name=""><text:span text:style-name="Definition">Python</text:span></text:a>) which connected to the various storage systems and gathered the data about the stored data for reporting before pushing aggregate data to the billing system.</text:p>
        </text:list-item>
        <text:list-item>
          <text:p text:style-name="P9">Developed web interface that would allow users to drill down and see how storage was being used (by client, by server, by data center, and/or by storage type).</text:p>
        </text:list-item>
        <text:list-item>
          <text:p text:style-name="P9">Wrote tool to gather performance data from <text:a xlink:type="simple" xlink:href="https://en.wikipedia.org/wiki/3PAR" office:name=""><text:span text:style-name="Definition">3Par</text:span></text:a> InServ nodes and display it via the client portal.</text:p>
        </text:list-item>
        <text:list-item>
          <text:p text:style-name="P9">Updated and maintained the existing backup monitoring tool which reported backup failures to our main ticketing system.</text:p>
        </text:list-item>
        <text:list-item>
          <text:p text:style-name="P9">Repackaged <text:a xlink:type="simple" xlink:href="https://www.bacula.org/" office:name=""><text:span text:style-name="Definition">Bacula</text:span></text:a> (internal name: SureRestore) for all supported platforms.</text:p>
        </text:list-item>
        <text:list-item>
          <text:p text:style-name="P9">Evaluated potential replacements for <text:a xlink:type="simple" xlink:href="https://subversion.apache.org/" office:name=""><text:span text:style-name="Definition">Subversion</text:span></text:a>, including <text:a xlink:type="simple" xlink:href="https://www.git-scm.com/" office:name=""><text:span text:style-name="Definition">Git</text:span></text:a> and <text:a xlink:type="simple" xlink:href="https://www.mercurial-scm.org/" office:name=""><text:span text:style-name="Definition">Mercurial</text:span></text:a>.</text:p>
        </text:list-item>
      </text:list>
      <text:h text:style-name="Heading_20_2" text:outline-level="2"><text:bookmark-start text:name="diversified-systems---systems-administrator-developer"/>Diversified Systems - Systems Administrator / Developer<text:bookmark-end text:name="diversified-systems---systems-administrator-developer"/></text:h>
      <text:p text:style-name="First_20_paragraph">Hackettstown, NJ - Sep 2002 - Jul 2005</text:p>
      <text:p text:style-name="Text_20_body">Diversified Systems is a small company that focuses on low voltage wiring and subcontracting. While there, I wore many hats, and did work on every system. The total number of servers for this company was less than 10, and the entire IT department consisted of myself.</text:p>
      <text:list text:style-name="L10">
        <text:list-item>
          <text:p text:style-name="P10">Developed GUI to <text:a xlink:type="simple" xlink:href="https://www.business-software.com/product/sbn-complete/" office:name=""><text:span text:style-name="Definition">new software system</text:span></text:a> using <text:a xlink:type="simple" xlink:href="https://www.php.net/" office:name=""><text:span text:style-name="Definition">PHP</text:span></text:a>, <text:a xlink:type="simple" xlink:href="https://httpd.apache.org/" office:name=""><text:span text:style-name="Definition">Apache</text:span></text:a>, and <text:a xlink:type="simple" xlink:href="https://www.mozilla.org/en-US/" office:name=""><text:span text:style-name="Definition">Mozilla</text:span></text:a>.</text:p>
        </text:list-item>
        <text:list-item>
          <text:p text:style-name="P10">Automated sending faxes to techs, saving five hours/day (in a 10 person office).</text:p>
        </text:list-item>
        <text:list-item>
          <text:p text:style-name="P10">Deployed <text:a xlink:type="simple" xlink:href="https://unattended.sourceforge.net/" office:name=""><text:span text:style-name="Definition">Unattended</text:span></text:a>, an automated <text:a xlink:type="simple" xlink:href="https://www.microsoft.com/en-us/windows/" office:name=""><text:span text:style-name="Definition">Windows</text:span></text:a> installation system.</text:p>
        </text:list-item>
        <text:list-item>
          <text:p text:style-name="P10">Implemented <text:a xlink:type="simple" xlink:href="https://www.hylafax.org/" office:name=""><text:span text:style-name="Definition">HylaFax</text:span></text:a> fax server for incoming and outgoing faxes, allowing electronic receipt of over 200 pages of faxes per day from field technicians.</text:p>
        </text:list-item>
        <text:list-item>
          <text:p text:style-name="P10">Worked with upper management to completely redesign entire business processes and systems company-wide (accounting, customer service, builder coordination, sales and warehouse management).</text:p>
        </text:list-item>
        <text:list-item>
          <text:p text:style-name="P10">Implemented employee remote-access system, using VPN (virtual private network).</text:p>
        </text:list-item>
        <text:list-item>
          <text:p text:style-name="P10">Implemented employee remote-access system, using VPN (virtual private network).</text:p>
        </text:list-item>
        <text:list-item>
          <text:p text:style-name="P10">Deployed SNMP and monitored daily resource utilization.</text:p>
        </text:list-item>
        <text:list-item>
          <text:p text:style-name="P10">Converted structured portion of data from older system into a database, and provided training to employees on proper usage.</text:p>
        </text:list-item>
        <text:list-item>
          <text:p text:style-name="P10">Created <text:a xlink:type="simple" xlink:href="https://www.php.net/" office:name=""><text:span text:style-name="Definition">PHP</text:span></text:a> scripts to provide clean access to unstructured data from older system, and showed employees how to access and use.</text:p>
        </text:list-item>
        <text:list-item>
          <text:p text:style-name="P10">Managed upgrade of entire office to <text:a xlink:type="simple" xlink:href="https://www.microsoft.com/en-us/windows/" office:name=""><text:span text:style-name="Definition">Windows</text:span></text:a> 2000. This involved testing programs for compatibility, replacing obsolete programs, and determining proper installation procedures for undocumented installations.</text:p>
        </text:list-item>
        <text:list-item>
          <text:p text:style-name="P10">Resolved issues with the various systems which Diversified Systems installs in customer homes, including alarm systems, stereos, central vacuums, and structured wiring on a daily basis.</text:p>
        </text:list-item>
        <text:list-item>
          <text:p text:style-name="P10">Coordinated the activities of field technicians with customers to provide the maximum service level to the customers.</text:p>
        </text:list-item>
        <text:list-item>
          <text:p text:style-name="P10">Authored new scripts using <text:a xlink:type="simple" xlink:href="https://www.perl.org/" office:name=""><text:span text:style-name="Definition">Perl</text:span></text:a> and <text:a xlink:type="simple" xlink:href="https://www.php.net/" office:name=""><text:span text:style-name="Definition">PHP</text:span></text:a>.</text:p>
        </text:list-item>
      </text:list>
      <text:h text:style-name="Heading_20_2" text:outline-level="2"><text:bookmark-start text:name="ciber-inc.-decision-consultants---member-of-technical-staff"/>Ciber, Inc. / Decision Consultants - Member of Technical Staff<text:bookmark-end text:name="ciber-inc.-decision-consultants---member-of-technical-staff"/></text:h>
      <text:p text:style-name="First_20_paragraph">Greenwood Village, Co - Mar 1999 - Sep 2002</text:p>
      <text:p text:style-name="Text_20_body">Decision Consultants (DCI) was acquired by Ciber, Inc., in 2002. While working for DCI, I was contracted out to Coors, IBM, and a .com named “X-Care” (no longer in business). The points below come from all of those places.</text:p>
      <text:list text:style-name="L11">
        <text:list-item>
          <text:p text:style-name="P11">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text:p>
        </text:list-item>
        <text:list-item>
          <text:p text:style-name="P11">Revamped and improved scripts used by developers for retrieving the nightly code compilations and to perform their own personal compiles, providing new features as requested.</text:p>
        </text:list-item>
        <text:list-item>
          <text:p text:style-name="P11">Wrote several smaller scripts related to the compilation process, to help developers understand what would be required for their work to be completed.</text:p>
        </text:list-item>
        <text:list-item>
          <text:p text:style-name="P11">Researched/corrected error in <text:a xlink:type="simple" xlink:href="https://www.perl.org/" office:name=""><text:span text:style-name="Definition">Perl</text:span></text:a>, permitting resolution of time-zone conversion issues, enabling global use of data from medical care providers.</text:p>
        </text:list-item>
        <text:list-item>
          <text:p text:style-name="P11">Created <text:a xlink:type="simple" xlink:href="https://www.perl.org/" office:name=""><text:span text:style-name="Definition">Perl</text:span></text:a> scripts to migrate health care provider data between systems.</text:p>
        </text:list-item>
        <text:list-item>
          <text:p text:style-name="P11">Integrated <text:a xlink:type="simple" xlink:href="https://www.ibm.com/products/aix" office:name=""><text:span text:style-name="Definition">AIX</text:span></text:a>/<text:a xlink:type="simple" xlink:href="https://www.oracle.com/solaris/solaris11/" office:name=""><text:span text:style-name="Definition">Solaris</text:span></text:a> servers into <text:a xlink:type="simple" xlink:href="https://www.microsoft.com/en-us/windows/" office:name=""><text:span text:style-name="Definition">Windows</text:span></text:a> NT network, allowing developers on <text:a xlink:type="simple" xlink:href="https://www.microsoft.com/en-us/windows/" office:name=""><text:span text:style-name="Definition">Windows</text:span></text:a> to access <text:a xlink:type="simple" xlink:href="https://www.ibm.com/products/aix" office:name=""><text:span text:style-name="Definition">AIX</text:span></text:a>/<text:a xlink:type="simple" xlink:href="https://www.oracle.com/solaris/solaris11/" office:name=""><text:span text:style-name="Definition">Solaris</text:span></text:a> files/printers.</text:p>
        </text:list-item>
        <text:list-item>
          <text:p text:style-name="P11">Developed a set of <text:a xlink:type="simple" xlink:href="https://www.oracle.com/solaris/solaris11/" office:name=""><text:span text:style-name="Definition">Solaris</text:span></text:a> packages allowing deployment of new servers within 2 hours of receipt.</text:p>
        </text:list-item>
        <text:list-item>
          <text:p text:style-name="P11">Developed <text:a xlink:type="simple" xlink:href="https://en.wikipedia.org/wiki/Ghost_(software)" office:name=""><text:span text:style-name="Definition">Ghost</text:span></text:a>-like utility overnight, meeting next-morning deadline for usable computer loads.</text:p>
        </text:list-item>
        <text:list-item>
          <text:p text:style-name="P11">Configured several Sun Ultra servers to work as part of a network. Original condition was such that they were on a network, but not working together. This involved re-mapping user id numbers, and configuring NFS mounts such that the machines worked together.</text:p>
        </text:list-item>
        <text:list-item>
          <text:p text:style-name="P11">Configured and administered a <text:a xlink:type="simple" xlink:href="http://www.nongnu.org/cvs/" office:name=""><text:span text:style-name="Definition">CVS</text:span></text:a> repository.</text:p>
        </text:list-item>
        <text:list-item>
          <text:p text:style-name="P11">Created a set of <text:a xlink:type="simple" xlink:href="https://www.oracle.com/solaris/solaris11/" office:name=""><text:span text:style-name="Definition">Solaris</text:span></text:a> packages to allow the deployment of new <text:a xlink:type="simple" xlink:href="https://www.oracle.com/solaris/solaris11/" office:name=""><text:span text:style-name="Definition">Solaris</text:span></text:a> servers within 2 hours of receiving them.</text:p>
        </text:list-item>
        <text:list-item>
          <text:p text:style-name="P11">Coded many scripts to perform several daily tasks.</text:p>
        </text:list-item>
        <text:list-item>
          <text:p text:style-name="P11">Downloaded and tested new tools to be used for the compilation process, to make sure they still produced correct results.</text:p>
        </text:list-item>
        <text:list-item>
          <text:p text:style-name="P11">Installed <text:a xlink:type="simple" xlink:href="https://www.perl.org/" office:name=""><text:span text:style-name="Definition">Perl</text:span></text:a> modules and programs as requested by developers.</text:p>
        </text:list-item>
        <text:list-item>
          <text:p text:style-name="P11">Documented all new scripts and processes, and informed developers when new documents were available.</text:p>
        </text:list-item>
        <text:list-item>
          <text:p text:style-name="P11">Participated in configuration of training room using <text:a xlink:type="simple" xlink:href="https://www.redhat.com/en" office:name=""><text:span text:style-name="Definition">Red Hat Linux</text:span></text:a> with <text:a xlink:type="simple" xlink:href="https://en.wikipedia.org/wiki/Kickstart_(Linux)" office:name=""><text:span text:style-name="Definition">Kickstart</text:span></text:a>.</text:p>
        </text:list-item>
        <text:list-item>
          <text:p text:style-name="P11">Assisted customers in resolution of issues with <text:a xlink:type="simple" xlink:href="https://www.microsoft.com/en-us/windows/" office:name=""><text:span text:style-name="Definition">Windows</text:span></text:a> 95, <text:a xlink:type="simple" xlink:href="https://www.microsoft.com/en-us/windows/" office:name=""><text:span text:style-name="Definition">Windows</text:span></text:a> NT, Microsoft Office, and other software packages in use throughout Coors.</text:p>
        </text:list-item>
        <text:list-item>
          <text:p text:style-name="P11">Instructed junior developers in the inner workings of C++.</text:p>
        </text:list-item>
      </text:list>
      <text:h text:style-name="Heading_20_2" text:outline-level="2"><text:bookmark-start text:name="robert-half-international---technical-support"/>Robert Half International - Technical Support<text:bookmark-end text:name="robert-half-international---technical-support"/></text:h>
      <text:p text:style-name="First_20_paragraph">Boulder, Co - Jan 1999 - Feb 1999</text:p>
      <text:p text:style-name="Text_20_body">Robert Half International’s client, StorageTek, provided large enterprises with long term backup solutions (typically involving dozens of tape drives, thousands of tape cartridges, and robotic tape libraries to manage all of it).</text:p>
      <text:list text:style-name="L12">
        <text:list-item>
          <text:p text:style-name="P12">Assisted customers of StorageTek in resolution of problems with both hardware and software products.</text:p>
        </text:list-item>
      </text:list>
      <text:h text:style-name="Heading_20_2" text:outline-level="2"><text:bookmark-start text:name="sykes-enterprises---systems-technologist"/>Sykes Enterprises - Systems Technologist<text:bookmark-end text:name="sykes-enterprises---systems-technologist"/></text:h>
      <text:p text:style-name="First_20_paragraph">Denver, Co - Aug 1998 - Dec 1998</text:p>
      <text:p text:style-name="Text_20_body">Working for Sykes Enterprises, I was contracted out to Sun’s internal Resolution Center. I worked with Sun employees around the world to resolve their issues with the workstations and servers they relied on daily.</text:p>
      <text:list text:style-name="L13">
        <text:list-item>
          <text:p text:style-name="P13">Performed remote operating system installations and upgrades.</text:p>
        </text:list-item>
        <text:list-item>
          <text:p text:style-name="P13">Resolved customer issues with <text:a xlink:type="simple" xlink:href="https://www.oracle.com/solaris/solaris11/" office:name=""><text:span text:style-name="Definition">Solaris</text:span></text:a> 2.5.1 and <text:a xlink:type="simple" xlink:href="https://www.oracle.com/solaris/solaris11/" office:name=""><text:span text:style-name="Definition">Solaris</text:span></text:a> 2.6.</text:p>
        </text:list-item>
        <text:list-item>
          <text:p text:style-name="P13">Wrote a <text:a xlink:type="simple" xlink:href="http://www.tcl.tk/" office:name=""><text:span text:style-name="Definition">Tcl/Tk</text:span></text:a> script to speed up the process of logging into customers’ machines for use in the Resolution Center.</text:p>
        </text:list-item>
        <text:list-item>
          <text:p text:style-name="P13">Wrote a Korn shell script to check a list of users and make sure that all users on the list were valid Sun employees.</text:p>
        </text:list-item>
        <text:list-item>
          <text:p text:style-name="P13">Added new users throughout Sun’s internal network</text:p>
        </text:list-item>
      </text:list>
      <text:h text:style-name="Heading_20_2" text:outline-level="2"><text:bookmark-start text:name="fabian-corporation---system-administrator"/>Fabian Corporation - System Administrator<text:bookmark-end text:name="fabian-corporation---system-administrator"/></text:h>
      <text:p text:style-name="First_20_paragraph">Strousdburg, Pa - Feb 1998 - May 1998</text:p>
      <text:p text:style-name="Text_20_body">Fabian Corporation was a small virtual hosting provider for web sites during the fledgling web days, even before the dot-com era. A typical customer made a static web site and uploaded it via ftp to show to any web site visitors.</text:p>
      <text:list text:style-name="L14">
        <text:list-item>
          <text:p text:style-name="P14">Added new domains to Linux servers for web site hosting.</text:p>
        </text:list-item>
        <text:list-item>
          <text:p text:style-name="P14">Added new user logins to servers.</text:p>
        </text:list-item>
        <text:list-item>
          <text:p text:style-name="P14">Set up sendmail to forward email addresses from hosted domains to local users and remote users.</text:p>
        </text:list-item>
        <text:list-item>
          <text:p text:style-name="P14">Performed system upgrades (both hardware and software).</text:p>
        </text:list-item>
        <text:list-item>
          <text:p text:style-name="P14">Performed system backups.</text:p>
        </text:list-item>
        <text:list-item>
          <text:p text:style-name="P14">Dealt with security issues through upgrades, and removal of suspicious software.</text:p>
        </text:list-item>
        <text:list-item>
          <text:p text:style-name="P14">Installed firewall.</text:p>
        </text:list-item>
        <text:list-item>
          <text:p text:style-name="P14">Upgraded and recompiled kernel as needed.</text:p>
        </text:list-item>
      </text:list>
      <text:h text:style-name="Heading_20_2" text:outline-level="2"><text:bookmark-start text:name="maxtech-corporation---developer-system-administrator"/>MaxTech Corporation - Developer / System Administrator<text:bookmark-end text:name="maxtech-corporation---developer-system-administrator"/></text:h>
      <text:p text:style-name="First_20_paragraph">Rockaway, NJ - Mar 1995 - Dec 1997</text:p>
      <text:p text:style-name="Text_20_body">I was hired at MaxTech as a customer service representative. Over the time I worked there, I earned the opportunity to participate in system administration and the development of a new call tracking system to be used by the customer service team.</text:p>
      <text:list text:style-name="L15">
        <text:list-item>
          <text:p text:style-name="P15">Assisted customers daily with issues installing, configuring, and using their MaxTech modems.</text:p>
        </text:list-item>
        <text:list-item>
          <text:p text:style-name="P15">Discovered bug in the newly released modem drivers for <text:a xlink:type="simple" xlink:href="https://www.microsoft.com/en-us/windows/" office:name=""><text:span text:style-name="Definition">Windows</text:span></text:a> 95 and the MaxTech 28.8kbps modems.</text:p>
        </text:list-item>
        <text:list-item>
          <text:p text:style-name="P15">Created a new <text:a xlink:type="simple" xlink:href="https://www.microsoft.com/en-us/windows/" office:name=""><text:span text:style-name="Definition">Windows</text:span></text:a> based call tracking system to replace the old <text:a xlink:type="simple" xlink:href="https://en.wikipedia.org/wiki/MS-DOS" office:name=""><text:span text:style-name="Definition">MS-DOS</text:span></text:a> based call tracking system. Used <text:a xlink:type="simple" xlink:href="https://en.wikipedia.org/wiki/Delphi_(programming_language)" office:name=""><text:span text:style-name="Definition">Delphi</text:span></text:a> and <text:a xlink:type="simple" xlink:href="https://en.wikipedia.org/wiki/InterBase" office:name=""><text:span text:style-name="Definition">InterBase</text:span></text:a> as the development environment and database.</text:p>
        </text:list-item>
        <text:list-item>
          <text:p text:style-name="P15">Rebuilt <text:a xlink:type="simple" xlink:href="https://en.wikipedia.org/wiki/NetWare" office:name=""><text:span text:style-name="Definition">Novell NetWare</text:span></text:a> server that had experienced hard drive crash. Did so while the server was in Atlanta, GA and I was in Rockaway, NJ.</text:p>
        </text:list-item>
        <text:list-item>
          <text:p text:style-name="P15">Fixed issues with the <text:a xlink:type="simple" xlink:href="https://en.wikipedia.org/wiki/Cc:Mail" office:name=""><text:span text:style-name="Definition">Lotus cc:Mail</text:span></text:a> SMTP gateway.</text:p>
        </text:list-item>
        <text:list-item>
          <text:p text:style-name="P15">Helped test the new MaxTech website.</text:p>
        </text:list-item>
      </text:list>
      <text:h text:style-name="Heading_20_2" text:outline-level="2"><text:bookmark-start text:name="personal-and-side-projects---developer-systems-administrator"/>Personal and Side Projects - Developer, Systems Administrator<text:bookmark-end text:name="personal-and-side-projects---developer-systems-administrator"/></text:h>
      <text:p text:style-name="First_20_paragraph">1995-Current</text:p>
      <text:p text:style-name="Text_20_body">When I’m not working on projects for my employer, I’m working on projects for myself, or side projects for people who get in touch with me to make something for them.</text:p>
      <text:list text:style-name="L16">
        <text:list-item>
          <text:p text:style-name="P16">Studying Android application development at <text:a xlink:type="simple" xlink:href="https://www.udacity.com/" office:name=""><text:span text:style-name="Definition">Udacity.com</text:span></text:a>.</text:p>
        </text:list-item>
        <text:list-item>
          <text:p text:style-name="P16">Starting in 2009, I began participating in the <text:a xlink:type="simple" xlink:href="https://www.turbogears.org/" office:name=""><text:span text:style-name="Definition">TurboGears</text:span></text:a> project, working primarily on the documentation. In 2011 and 2012, I was the lead project maintainer, and we put out three releases in 2011 alone. As of now, I still manage the server and DNS for <text:a xlink:type="simple" xlink:href="https://www.turbogears.org/" office:name=""><text:span text:style-name="Definition">turbogears.org</text:span></text:a>, with work on documentation, bug fixing, new features, and mailing list management, as time permits.</text:p>
        </text:list-item>
        <text:list-item>
          <text:p text:style-name="P16">Created <text:a xlink:type="simple" xlink:href="https://www.java.com/en/" office:name=""><text:span text:style-name="Definition">Java</text:span></text:a> plugin for <text:a xlink:type="simple" xlink:href="http://www.igniterealtime.org/projects/openfire/" office:name=""><text:span text:style-name="Definition">Openfire XMPP</text:span></text:a> server, allowing <text:a xlink:type="simple" xlink:href="https://www.vbulletin.com/" office:name=""><text:span text:style-name="Definition">vBulletin</text:span></text:a> forums to have a working XMPP server for their communities.</text:p>
        </text:list-item>
        <text:list-item>
          <text:p text:style-name="P16">Created Linux-based network featuring NIS, NFS, DHCP, Linux firewall (using iptables), <text:a xlink:type="simple" xlink:href="https://www.samba.org/" office:name=""><text:span text:style-name="Definition">Samba</text:span></text:a>, <text:a xlink:type="simple" xlink:href="http://www.openssh.com/" office:name=""><text:span text:style-name="Definition">SSH</text:span></text:a>, <text:a xlink:type="simple" xlink:href="https://subversion.apache.org/" office:name=""><text:span text:style-name="Definition">Subversion</text:span></text:a> server, and <text:a xlink:type="simple" xlink:href="https://www.mercurial-scm.org/" office:name=""><text:span text:style-name="Definition">Mercurial</text:span></text:a>.</text:p>
        </text:list-item>
        <text:list-item>
          <text:p text:style-name="P16">Customized installation of <text:a xlink:type="simple" xlink:href="https://bestpractical.com/request-tracker" office:name=""><text:span text:style-name="Definition">Request Tracker</text:span></text:a> for San Diego firm.</text:p>
        </text:list-item>
        <text:list-item>
          <text:p text:style-name="P16">Contributed patch to <text:a xlink:type="simple" xlink:href="https://www.mercurial-scm.org/" office:name=""><text:span text:style-name="Definition">Mercurial</text:span></text:a> to assist with repository conversions. Specifically, it allows branches to be renamed (useful for repositories that used named branches in <text:a xlink:type="simple" xlink:href="https://subversion.apache.org/" office:name=""><text:span text:style-name="Definition">Subversion</text:span></text:a> to change their main trunk location).</text:p>
        </text:list-item>
        <text:list-item>
          <text:p text:style-name="P16">Implemented initial <text:a xlink:type="simple" xlink:href="https://en.wikipedia.org/wiki/Pluggable_authentication_module" office:name=""><text:span text:style-name="Definition">Pluggable Authentication Module</text:span></text:a> support for <text:a xlink:type="simple" xlink:href="https://www.hylafax.org/" office:name=""><text:span text:style-name="Definition">HylaFax</text:span></text:a>, which was accepted into <text:a xlink:type="simple" xlink:href="https://www.hylafax.org/" office:name=""><text:span text:style-name="Definition">HylaFax</text:span></text:a> 4.2.0.</text:p>
        </text:list-item>
        <text:list-item>
          <text:p text:style-name="P16">Contributed code to <text:a xlink:type="simple" xlink:href="https://www.mythtv.org/" office:name=""><text:span text:style-name="Definition">MythTV</text:span></text:a> project, allowing users to save recordings using custom cut lists, which allowed for easy removal of commercials.</text:p>
        </text:list-item>
        <text:list-item>
          <text:p text:style-name="P16">Contributed documentation to <text:a xlink:type="simple" xlink:href="https://en.wikipedia.org/wiki/WebGUI" office:name=""><text:span text:style-name="Definition">WebGUI</text:span></text:a> project, showing how to design a custom theme for <text:a xlink:type="simple" xlink:href="https://en.wikipedia.org/wiki/WebGUI" office:name=""><text:span text:style-name="Definition">WebGUI</text:span></text:a>.</text:p>
        </text:list-item>
        <text:list-item>
          <text:p text:style-name="P16">Contributed documentation to <text:a xlink:type="simple" xlink:href="https://pqxx.org/libpqxx/" office:name=""><text:span text:style-name="Definition">libpqxx</text:span></text:a> project, showing how to compile <text:a xlink:type="simple" xlink:href="https://pqxx.org/libpqxx/" office:name=""><text:span text:style-name="Definition">libpqxx</text:span></text:a> using <text:a xlink:type="simple" xlink:href="https://www.mingw-w64.org/" office:name=""><text:span text:style-name="Definition">MinGW/MSYS</text:span></text:a> on <text:a xlink:type="simple" xlink:href="https://www.microsoft.com/en-us/windows/" office:name=""><text:span text:style-name="Definition">Windows</text:span></text:a>.</text:p>
        </text:list-item>
        <text:list-item>
          <text:p text:style-name="P16">Helped clients, family, and friends resolve various computer and home networking issues.</text:p>
        </text:list-item>
      </text:list>
      <text:p text:style-name="PageBreak"/>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text:p text:style-name="PageBreak"/>
      <text:h text:style-name="Heading_20_1" text:outline-level="1"><text:bookmark-start text:name="project-history"/>Project History<text:bookmark-end text:name="project-history"/></text:h>
      <text:h text:style-name="Heading_20_2" text:outline-level="2"><text:bookmark-start text:name="ephemeral-environments"/>Ephemeral Environments<text:bookmark-end text:name="ephemeral-environments"/></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P18">2025-202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EvolutionIQ</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dagster.io/" office:name=""><text:span text:style-name="Definition">Dagster</text:span></text:a>, <text:a xlink:type="simple" xlink:href="https://www.git-scm.com/" office:name=""><text:span text:style-name="Definition">Git</text:span></text:a>, <text:a xlink:type="simple" xlink:href="https://helm.sh/" office:name=""><text:span text:style-name="Definition">Helm</text:span></text:a>, <text:a xlink:type="simple" xlink:href="https://www.terraform.io/" office:name=""><text:span text:style-name="Definition">Terraform</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github.com/" office:name=""><text:span text:style-name="Definition">GitHub</text:span></text:a>, <text:a xlink:type="simple" xlink:href="https://kubernetes.io/" office:name=""><text:span text:style-name="Definition">Kubernetes</text:span></text:a></text:p>
          </table:table-cell>
        </table:table-row>
      </table:table>
      <text:p text:style-name="First_20_paragraph">EvolutionIQ needed a way for developers to test large scale operations in isolation from other developers. I spearheaded the solution known as “Ephemeral Environments.” For this, we would spin up a private namespace in the <text:a xlink:type="simple" xlink:href="https://kubernetes.io/" office:name=""><text:span text:style-name="Definition">Kubernetes</text:span></text:a> cluster, private datasets in <text:a xlink:type="simple" xlink:href="https://cloud.google.com/bigquery" office:name=""><text:span text:style-name="Definition">Google Big Query</text:span></text:a>, configure appropriate service accounts, and finally a <text:a xlink:type="simple" xlink:href="https://dagster.io/" office:name=""><text:span text:style-name="Definition">Dagster</text:span></text:a> code location to give the developer a full private and isolated workspace which would mimic production in means of operation and scale.</text:p>
      <text:list text:style-name="L17">
        <text:list-item>
          <text:p text:style-name="P19">Updated code as needed to allow it to work in Ephemeral Environments, removing hardcoded values.</text:p>
        </text:list-item>
        <text:list-item>
          <text:p text:style-name="P19">Configured <text:a xlink:type="simple" xlink:href="https://helm.sh/" office:name=""><text:span text:style-name="Definition">Helm</text:span></text:a> charts and <text:a xlink:type="simple" xlink:href="https://www.terraform.io/" office:name=""><text:span text:style-name="Definition">Terraform</text:span></text:a> to manage the resources needed for the ephemeral environments.</text:p>
        </text:list-item>
        <text:list-item>
          <text:p text:style-name="P19">Tested multiple jobs for each tenant to verify that they ran successfully.</text:p>
        </text:list-item>
      </text:list>
      <text:h text:style-name="Heading_20_2" text:outline-level="2"><text:bookmark-start text:name="migrate-to-new-data-center"/>Migrate To New Data Center<text:bookmark-end text:name="migrate-to-new-data-center"/></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18">
        <text:list-item>
          <text:p text:style-name="P20">Created new clusters, with new versions of relevant software, in the new data center.</text:p>
        </text:list-item>
        <text:list-item>
          <text:p text:style-name="P20">Updated ETL jobs as needed so that they would run exclusively in the new data center.</text:p>
        </text:list-item>
        <text:list-item>
          <text:p text:style-name="P20">Configured those ETL jobs to output copies of their data to the original data center.</text:p>
        </text:list-item>
        <text:list-item>
          <text:p text:style-name="P20">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19">
        <text:list-item>
          <text:p text:style-name="P21">Established a library cutoff version, after which the library would no longer support Python 2.</text:p>
        </text:list-item>
        <text:list-item>
          <text:p text:style-name="P21">Began regular release cycles for the library</text:p>
        </text:list-item>
        <text:list-item>
          <text:p text:style-name="P21">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20">
        <text:list-item>
          <text:p text:style-name="P22">Wrote code to walk a <text:a xlink:type="simple" xlink:href="https://www.python.org/" office:name=""><text:span text:style-name="Definition">Python</text:span></text:a> code base and extract specific attributes</text:p>
        </text:list-item>
        <text:list-item>
          <text:p text:style-name="P22">Produced syntactically valid <text:a xlink:type="simple" xlink:href="https://graphviz.org/" office:name=""><text:span text:style-name="Definition">Dot</text:span></text:a> files.</text:p>
        </text:list-item>
        <text:list-item>
          <text:p text:style-name="P22">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24">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21">
        <text:list-item>
          <text:p text:style-name="P25">Deployed a <text:a xlink:type="simple" xlink:href="https://cassandra.apache.org/_/index.html" office:name=""><text:span text:style-name="Definition">Cassandra</text:span></text:a> cluster.</text:p>
        </text:list-item>
        <text:list-item>
          <text:p text:style-name="P25">Produced data sets into that cluster.</text:p>
        </text:list-item>
        <text:list-item>
          <text:p text:style-name="P25">Confirmed queries ran, and ran well.</text:p>
        </text:list-item>
        <text:list-item>
          <text:p text:style-name="P25">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27">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7">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7"><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7"><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22">
        <text:list-item>
          <text:p text:style-name="P28">Installed <text:a xlink:type="simple" xlink:href="https://www.cloudera.com/products/open-source/apache-hadoop/key-cdh-components.html" office:name=""><text:span text:style-name="Definition">Cloudera Distribution of Hadoop</text:span></text:a> across the cluster.</text:p>
        </text:list-item>
        <text:list-item>
          <text:p text:style-name="P28">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28">Ensured that the same data jobs running in the primary cluster were running in the secondary cluster.</text:p>
        </text:list-item>
        <text:list-item>
          <text:p text:style-name="P28">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30">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0">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0"><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0"><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23">
        <text:list-item>
          <text:p text:style-name="P31">Developed migration strategy to transition from <text:a xlink:type="simple" xlink:href="https://sqoop.apache.org/" office:name=""><text:span text:style-name="Definition">Sqoop</text:span></text:a> to FreeBCP.</text:p>
        </text:list-item>
        <text:list-item>
          <text:p text:style-name="P31">Tested FreeBCP as a substitue for <text:a xlink:type="simple" xlink:href="https://sqoop.apache.org/" office:name=""><text:span text:style-name="Definition">Sqoop</text:span></text:a>.</text:p>
        </text:list-item>
        <text:list-item>
          <text:p text:style-name="P31">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33">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3">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3"><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3"><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24">
        <text:list-item>
          <text:p text:style-name="P34">Performance tested existing <text:a xlink:type="simple" xlink:href="https://www.vertica.com/" office:name=""><text:span text:style-name="Definition">Vertica</text:span></text:a> queries.</text:p>
        </text:list-item>
        <text:list-item>
          <text:p text:style-name="P34">Stood up several competitors and compared their performance using the same queries.</text:p>
        </text:list-item>
        <text:list-item>
          <text:p text:style-name="P34">Compared maintenance of these environments to Vertica.</text:p>
        </text:list-item>
        <text:list-item>
          <text:p text:style-name="P34">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36">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6">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6"><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6"><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25">
        <text:list-item>
          <text:p text:style-name="P37">Divided the team into two distinct functional teams.</text:p>
        </text:list-item>
        <text:list-item>
          <text:p text:style-name="P37">Divided the code between the two teams to reflect their individual functions.</text:p>
        </text:list-item>
        <text:list-item>
          <text:p text:style-name="P37">Divided the <text:a xlink:type="simple" xlink:href="https://www.atlassian.com/software/jira" office:name=""><text:span text:style-name="Definition">Jira</text:span></text:a> board between the two teams.</text:p>
        </text:list-item>
        <text:list-item>
          <text:p text:style-name="P37">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P39">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9"><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9"><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26">
        <text:list-item>
          <text:p text:style-name="P40">Developed cross-repository dependency system for ETL jobs.</text:p>
        </text:list-item>
        <text:list-item>
          <text:p text:style-name="P40">Agreed on terms to decide which team got which piece of code from the original repository.</text:p>
        </text:list-item>
        <text:list-item>
          <text:p text:style-name="P40">Created new repositories to get that code.</text:p>
        </text:list-item>
        <text:list-item>
          <text:p text:style-name="P40">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27">
        <text:list-item>
          <text:p text:style-name="P41">Debugged issues with drag/drop on mobile browsers.</text:p>
        </text:list-item>
        <text:list-item>
          <text:p text:style-name="P41">Designed new interface for maximum flexibility, and to allow easy refinement of queries as they are being built.</text:p>
        </text:list-item>
        <text:list-item>
          <text:p text:style-name="P41">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2" table:style-name="Table12">
        <table:table-column table:style-name="Table12.A"/>
        <table:table-column table:style-name="Table12.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28">
        <text:list-item>
          <text:p text:style-name="P42">Debugged threading/locking/memory usage issues with <text:a xlink:type="simple" xlink:href="https://pypi.org/project/Paste/" office:name=""><text:span text:style-name="Definition">Paster</text:span></text:a>.</text:p>
        </text:list-item>
        <text:list-item>
          <text:p text:style-name="P42">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42">Developed automatic <text:a xlink:type="simple" xlink:href="https://httpd.apache.org/" office:name=""><text:span text:style-name="Definition">Apache</text:span></text:a> configuration for use within our local stack.</text:p>
        </text:list-item>
      </text:list>
      <text:h text:style-name="Heading_20_2" text:outline-level="2"><text:bookmark-start text:name="storageweb"/>StorageWeb<text:bookmark-end text:name="storageweb"/></text:h>
      <table:table table:name="Table13" table:style-name="Table13">
        <table:table-column table:style-name="Table13.A"/>
        <table:table-column table:style-name="Table13.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ostgresql.org/" office:name=""><text:span text:style-name="Definition">PostgreSQL</text:span></text:a>, <text:a xlink:type="simple" xlink:href="https://www.turbogears.org/" office:name=""><text:span text:style-name="Definition">TurboGear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29">
        <text:list-item>
          <text:p text:style-name="P43">Debugged issues with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Turned out to require specific compilation options to get these all working correctly.</text:p>
        </text:list-item>
        <text:list-item>
          <text:p text:style-name="P43">Developed web interface that would allow users to drill down and see how the storage was being used (by client, by server, by data center, by storage type).</text:p>
        </text:list-item>
        <text:list-item>
          <text:p text:style-name="P43">Developed multi-threaded backend daemon which connected to the various storage systems and gathered the data about the stored data for reporting.</text:p>
        </text:list-item>
        <text:list-item>
          <text:p text:style-name="P43">Developed backend daemon that pushed aggregate data to the billing system, allowing billing to finally happen for all clients.</text:p>
        </text:list-item>
      </text:list>
      <text:h text:style-name="Heading_20_2" text:outline-level="2"><text:bookmark-start text:name="unixops"/>UNIXOps<text:bookmark-end text:name="unixops"/></text:h>
      <table:table table:name="Table14" table:style-name="Table14">
        <table:table-column table:style-name="Table14.A"/>
        <table:table-column table:style-name="Table14.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text:style-name="L30">
        <text:list-item>
          <text:p text:style-name="P44">Installed and configured client-side SSL certificate validation for Apache, requiring that machines connecting to UNIXOps provide a valid SSL certificate before being granted any access.</text:p>
        </text:list-item>
        <text:list-item>
          <text:p text:style-name="P44">Developed the code that would follow the workflow of Datapipe: Administrator requests access, UNIXOps configures the access on the client machine, administrator uses that access, and the access is revoked when used or 15 minutes have passed without it being used.</text:p>
        </text:list-item>
      </text:list>
      <text:h text:style-name="Heading_20_2" text:outline-level="2"><text:bookmark-start text:name="sapsap-to-tylertyler-conversion"/><text:a xlink:type="simple" xlink:href="https://www.sap.com/index.html" office:name=""><text:span text:style-name="Definition">SAP</text:span></text:a> to <text:a xlink:type="simple" xlink:href="https://www.tylernet.com/" office:name=""><text:span text:style-name="Definition">Tyler</text:span></text:a> Conversion<text:bookmark-end text:name="sapsap-to-tylertyler-conversion"/></text:h>
      <table:table table:name="Table15" table:style-name="Table15">
        <table:table-column table:style-name="Table15.A"/>
        <table:table-column table:style-name="Table15.B"/>
        <table:table-row>
          <table:table-cell table:style-name="TableRowCell" office:value-type="string">
            <text:p text:style-name="Table_20_Contents"><text:span text:style-name="T1">Period</text:span></text:p>
          </table:table-cell>
          <table:table-cell table:style-name="TableRowCell" office:value-type="string">
            <text:p text:style-name="Table_20_Contents">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utoitscript.com/site/autoit/" office:name=""><text:span text:style-name="Definition">AutoIt3</text:span></text:a>, <text:a xlink:type="simple" xlink:href="https://www.centos.org/" office:name=""><text:span text:style-name="Definition">CentOS</text:span></text:a> Linux,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centos.org/" office:name=""><text:span text:style-name="Definition">CentOS</text:span></text:a> Linux, Client: <text:a xlink:type="simple" xlink:href="https://www.microsoft.com/en-us/windows/" office:name=""><text:span text:style-name="Definition">Windows</text:span></text:a></text:p>
          </table:table-cell>
        </table:table-row>
      </table:table>
      <text:p text:style-name="First_20_paragraph">6th Avenue Electronics found that <text:a xlink:type="simple" xlink:href="https://www.sap.com/index.html" office:name=""><text:span text:style-name="Definition">SAP</text:span></text:a> was not a workable solution for them. The decision was made to switch back to the <text:a xlink:type="simple" xlink:href="https://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s://www.sap.com/index.html" office:name=""><text:span text:style-name="Definition">SAP</text:span></text:a>, we had just over three months, in total, to complete the transition. We were successful.</text:p>
      <text:list text:style-name="L31">
        <text:list-item>
          <text:p text:style-name="P45">Wrote several one-off scripts to check data that was sent in various Excel spreadsheets. Validate that all entries in column A of File 1/Sheet 1 are in Column C of File 2/Sheet 1.</text:p>
        </text:list-item>
        <text:list-item>
          <text:p text:style-name="P45">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45">Developed an automated installer that was used to handle installing all components (receipt printer, fonts, initial configuration) on every machine in the company.</text:p>
        </text:list-item>
        <text:list-item>
          <text:p text:style-name="P45">Worked with <text:a xlink:type="simple" xlink:href="https://www.tylernet.com/" office:name=""><text:span text:style-name="Definition">Tyler</text:span></text:a> Retail Systems to configure the server properly.</text:p>
        </text:list-item>
        <text:list-item>
          <text:p text:style-name="P45">Developed snapshot backup strategy that reduces downtime for <text:a xlink:type="simple" xlink:href="https://www.tylernet.com/" office:name=""><text:span text:style-name="Definition">Tyler</text:span></text:a> to mere minutes per night.</text:p>
        </text:list-item>
      </text:list>
      <text:h text:style-name="Heading_20_2" text:outline-level="2"><text:bookmark-start text:name="pytyler---tylertyler-pos-to-postgresqlpg-migration-tool"/>PyTyler - <text:a xlink:type="simple" xlink:href="https://www.tylernet.com/" office:name=""><text:span text:style-name="Definition">Tyler</text:span></text:a> POS to <text:a xlink:type="simple" xlink:href="https://www.postgresql.org/" office:name=""><text:span text:style-name="Definition">PostgreSQL</text:span></text:a> Migration Tool<text:bookmark-end text:name="pytyler---tylertyler-pos-to-postgresqlpg-migration-tool"/></text:h>
      <table:table table:name="Table16" table:style-name="Table16">
        <table:table-column table:style-name="Table16.A"/>
        <table:table-column table:style-name="Table16.B"/>
        <table:table-row>
          <table:table-cell table:style-name="TableRowCell" office:value-type="string">
            <text:p text:style-name="Table_20_Contents"><text:span text:style-name="T1">Period</text:span></text:p>
          </table:table-cell>
          <table:table-cell table:style-name="TableRowCell" office:value-type="string">
            <text:p text:style-name="Table_20_Contents">2007, 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www.postgresql.org/" office:name=""><text:span text:style-name="Definition">PostgreSQL</text:span></text:a>, <text:a xlink:type="simple" xlink:href="https://www.tylernet.com/" office:name=""><text:span text:style-name="Definition">Tyler</text:span></text:a> POS System</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hpe.com/us/en/servers/hp-ux.html" office:name=""><text:span text:style-name="Definition">HP-UX</text:span></text:a>, <text:a xlink:type="simple" xlink:href="https://www.debian.org/" office:name=""><text:span text:style-name="Definition">Debian</text:span></text:a> GNU/Linux</text:p>
          </table:table-cell>
        </table:table-row>
      </table:table>
      <text:p text:style-name="First_20_paragraph"><text:a xlink:type="simple" xlink:href="https://www.tylernet.com/" office:name=""><text:span text:style-name="Definition">Tyler</text:span></text:a> is a point of sale system used by many smaller retail establishments. <text:a xlink:type="simple" xlink:href="https://www.tylernet.com/" office:name=""><text:span text:style-name="Definition">Tyler</text:span></text:a> stores data in a set of proprietary ISAM files. These files do not have a modern access tool available (such as Crystal Reports) to perform reporting.</text:p>
      <text:p text:style-name="Text_20_body">The users needed an easy way to report on the data, and this meant a tool was needed to copy the data from the on-disk files into a formal SQL server of some variety. In less than a month, I wrote a tool in <text:a xlink:type="simple" xlink:href="https://www.python.org/" office:name=""><text:span text:style-name="Definition">Python</text:span></text:a> to read the <text:a xlink:type="simple" xlink:href="https://www.tylernet.com/" office:name=""><text:span text:style-name="Definition">Tyler</text:span></text:a> data files and load the information into a <text:a xlink:type="simple" xlink:href="https://www.postgresql.org/" office:name=""><text:span text:style-name="Definition">PostgreSQL</text:span></text:a> database on a nightly basis.</text:p>
      <text:p text:style-name="Text_20_body">This tool copied the entire database, comprising approximately 36,000,000 records, 140 tables, and 22 gigabytes of disk space. The program worked by reading the structure definition from the configuration files and recreating the structure in <text:a xlink:type="simple" xlink:href="https://www.postgresql.org/" office:name=""><text:span text:style-name="Definition">PostgreSQL</text:span></text:a>. PyTyler would then read each table, row by row, parse the data in the row, and load it into <text:a xlink:type="simple" xlink:href="https://www.postgresql.org/" office:name=""><text:span text:style-name="Definition">PostgreSQL</text:span></text:a> server.</text:p>
      <text:p text:style-name="Text_20_body">This allowed the users to use standard ODBC drivers to access and report on the data.</text:p>
      <text:list text:style-name="L32">
        <text:list-item>
          <text:p text:style-name="P46">Developed a tool to read configuration of ISAM files, and generate SQL “create table” statements mirroring the structure of the file.</text:p>
        </text:list-item>
        <text:list-item>
          <text:p text:style-name="P46">Created a specialized reader class which could read the data stored in the ISAM table.</text:p>
        </text:list-item>
        <text:list-item>
          <text:p text:style-name="P46">Developed small web server application to provide status page for administrators while migration tool runs</text:p>
        </text:list-item>
        <text:list-item>
          <text:p text:style-name="P46">Reduced total run time from 13 hours to 5 hours by converting the entire application into a multi-threaded application.</text:p>
        </text:list-item>
        <text:list-item>
          <text:p text:style-name="P46">Verified that data is being copied into the system correctly.</text:p>
        </text:list-item>
        <text:list-item>
          <text:p text:style-name="P46"><text:a xlink:type="simple" xlink:href="https://www.tylernet.com/" office:name=""><text:span text:style-name="Definition">Tyler</text:span></text:a> POS system was in production until the closure of the company in December, 2011, so data copy ran every night to bring in updated data from previous day’s activities.</text:p>
        </text:list-item>
      </text:list>
      <text:h text:style-name="Heading_20_2" text:outline-level="2"><text:bookmark-start text:name="vmwarevmware-implementation"/><text:a xlink:type="simple" xlink:href="https://www.vmware.com/" office:name=""><text:span text:style-name="Definition">VMware</text:span></text:a> Implementation<text:bookmark-end text:name="vmwarevmware-implementation"/></text:h>
      <table:table table:name="Table17" table:style-name="Table17">
        <table:table-column table:style-name="Table17.A"/>
        <table:table-column table:style-name="Table17.B"/>
        <table:table-row>
          <table:table-cell table:style-name="TableRowCell" office:value-type="string">
            <text:p text:style-name="Table_20_Contents"><text:span text:style-name="T1">Period</text:span></text:p>
          </table:table-cell>
          <table:table-cell table:style-name="TableRowCell" office:value-type="string">
            <text:p text:style-name="Table_20_Contents">2005-2007</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vmware.com/" office:name=""><text:span text:style-name="Definition">VMware</text:span></text:a> Virtual Infrastructure 3, <text:a xlink:type="simple" xlink:href="https://www.vmware.com/" office:name=""><text:span text:style-name="Definition">VMware</text:span></text:a> Virtual Center</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Linux (Various distributions), <text:a xlink:type="simple" xlink:href="https://www.microsoft.com/en-us/windows/" office:name=""><text:span text:style-name="Definition">Windows</text:span></text:a> Server 2003</text:p>
          </table:table-cell>
        </table:table-row>
      </table:table>
      <text:p text:style-name="First_20_paragraph">6th Avenue Electronics, like many companies, had a growing need for individual servers for various internal services. They chose to implement <text:a xlink:type="simple" xlink:href="https://www.vmware.com/" office:name=""><text:span text:style-name="Definition">VMware</text:span></text:a> to reduce hardware costs, downtime, and environmental costs.</text:p>
      <text:list text:style-name="L33">
        <text:list-item>
          <text:p text:style-name="P47">Installed and configured iSCSI based SAN disks.</text:p>
        </text:list-item>
        <text:list-item>
          <text:p text:style-name="P47">Installed and configured all aspects of <text:a xlink:type="simple" xlink:href="https://www.vmware.com/" office:name=""><text:span text:style-name="Definition">VMware</text:span></text:a> Virtual Center and <text:a xlink:type="simple" xlink:href="https://www.vmware.com/" office:name=""><text:span text:style-name="Definition">VMware</text:span></text:a> Virtual Infrastructure 3.</text:p>
        </text:list-item>
        <text:list-item>
          <text:p text:style-name="P47">Developed (and tested) virtual machine templates to allow rapid deployment of new virtual servers using various operating systems (<text:a xlink:type="simple" xlink:href="https://www.microsoft.com/en-us/windows/" office:name=""><text:span text:style-name="Definition">Windows</text:span></text:a> XP, <text:a xlink:type="simple" xlink:href="https://www.microsoft.com/en-us/windows/" office:name=""><text:span text:style-name="Definition">Windows</text:span></text:a> 2003, <text:a xlink:type="simple" xlink:href="https://www.debian.org/" office:name=""><text:span text:style-name="Definition">Debian</text:span></text:a> GNU/Linux, <text:a xlink:type="simple" xlink:href="https://www.redhat.com/en" office:name=""><text:span text:style-name="Definition">RedHat</text:span></text:a> Linux).</text:p>
        </text:list-item>
        <text:list-item>
          <text:p text:style-name="P47">Monitored daily usage of <text:a xlink:type="simple" xlink:href="https://www.vmware.com/" office:name=""><text:span text:style-name="Definition">VMware</text:span></text:a> hosts.</text:p>
        </text:list-item>
      </text:list>
      <text:h text:style-name="Heading_20_2" text:outline-level="2"><text:bookmark-start text:name="sbnsbn-implementation"/><text:a xlink:type="simple" xlink:href="https://www.business-software.com/product/sbn-complete/" office:name=""><text:span text:style-name="Definition">SBN</text:span></text:a> Implementation<text:bookmark-end text:name="sbnsbn-implementation"/></text:h>
      <table:table table:name="Table18" table:style-name="Table18">
        <table:table-column table:style-name="Table18.A"/>
        <table:table-column table:style-name="Table18.B"/>
        <table:table-row>
          <table:table-cell table:style-name="TableRowCell" office:value-type="string">
            <text:p text:style-name="Table_20_Contents"><text:span text:style-name="T1">Period</text:span></text:p>
          </table:table-cell>
          <table:table-cell table:style-name="TableRowCell" office:value-type="string">
            <text:p text:style-name="Table_20_Contents">2004-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business-software.com/product/sbn-complete/" office:name=""><text:span text:style-name="Definition">SBN</text:span></text:a>, <text:a xlink:type="simple" xlink:href="https://www.sap.com/products/acquired-brands/what-is-sybase.html" office:name=""><text:span text:style-name="Definition">Sybase 11.0</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Microsoft <text:a xlink:type="simple" xlink:href="https://www.microsoft.com/en-us/windows/" office:name=""><text:span text:style-name="Definition">Windows</text:span></text:a> 2000, <text:a xlink:type="simple" xlink:href="https://www.debian.org/" office:name=""><text:span text:style-name="Definition">Debian</text:span></text:a> GNU/Linux</text:p>
          </table:table-cell>
        </table:table-row>
      </table:table>
      <text:p text:style-name="First_20_paragraph"><text:a xlink:type="simple" xlink:href="https://www.business-software.com/product/sbn-complete/" office:name=""><text:span text:style-name="Definition">SBN</text:spa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s://www.business-software.com/product/sbn-complete/" office:name=""><text:span text:style-name="Definition">SBN</text:span></text:a> at Diversified Systems.</text:p>
      <text:p text:style-name="Text_20_body">The provided client interface was unsuited for the intended use. This resulted in much in-house development to augment the <text:a xlink:type="simple" xlink:href="https://www.business-software.com/product/sbn-complete/" office:name=""><text:span text:style-name="Definition">SBN</text:span></text:a> client with a web-based interface.</text:p>
      <text:list text:style-name="L34">
        <text:list-item>
          <text:p text:style-name="P48">Configured all aspects of <text:a xlink:type="simple" xlink:href="https://www.business-software.com/product/sbn-complete/" office:name=""><text:span text:style-name="Definition">SBN</text:span></text:a> from base installation to full production mode, with active communication with users at each step.</text:p>
        </text:list-item>
        <text:list-item>
          <text:p text:style-name="P48">Implemented over 50 custom screens and reports using <text:a xlink:type="simple" xlink:href="https://www.php.net/" office:name=""><text:span text:style-name="Definition">PHP</text:span></text:a> on an <text:a xlink:type="simple" xlink:href="https://httpd.apache.org/" office:name=""><text:span text:style-name="Definition">Apache</text:span></text:a> web server. This included easier access to customer searches, more usable technician schedules, and easier input for large quantities of data.</text:p>
        </text:list-item>
        <text:list-item>
          <text:p text:style-name="P48">Developed automated system for the sending of faxes to field technicians,saving over 5 work hours per day.</text:p>
        </text:list-item>
        <text:list-item>
          <text:p text:style-name="P48">Implemented an automated backup system for the database.</text:p>
        </text:list-item>
        <text:list-item>
          <text:p text:style-name="P48">Administered <text:a xlink:type="simple" xlink:href="https://www.sap.com/products/acquired-brands/what-is-sybase.html" office:name=""><text:span text:style-name="Definition">Sybase</text:span></text:a> instance on day to day basis, resolving issues with full log files, etc.</text:p>
        </text:list-item>
      </text:list>
      <text:h text:style-name="Heading_20_2" text:outline-level="2"><text:bookmark-start text:name="sql-ledgersqlledger-implementation"/><text:a xlink:type="simple" xlink:href="http://www.sql-ledger.com/" office:name=""><text:span text:style-name="Definition">SQL-Ledger</text:span></text:a> Implementation<text:bookmark-end text:name="sql-ledgersqlledger-implementation"/></text:h>
      <table:table table:name="Table19" table:style-name="Table19">
        <table:table-column table:style-name="Table19.A"/>
        <table:table-column table:style-name="Table19.B"/>
        <table:table-row>
          <table:table-cell table:style-name="TableRowCell" office:value-type="string">
            <text:p text:style-name="Table_20_Contents"><text:span text:style-name="T1">Period</text:span></text:p>
          </table:table-cell>
          <table:table-cell table:style-name="TableRowCell" office:value-type="string">
            <text:p text:style-name="Table_20_Contents">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httpd.apache.org/" office:name=""><text:span text:style-name="Definition">Apach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httpd.apache.org/" office:name=""><text:span text:style-name="Definition">Apache</text:span></text:a>, <text:a xlink:type="simple" xlink:href="https://www.debian.org/" office:name=""><text:span text:style-name="Definition">Debian</text:span></text:a> GNU/Linux</text:p>
          </table:table-cell>
        </table:table-row>
      </table:table>
      <text:p text:style-name="First_20_paragraph">The <text:a xlink:type="simple" xlink:href="https://www.business-software.com/product/sbn-complete/" office:name=""><text:span text:style-name="Definition">SBN</text:span></text:a> accounting system was inadequate for the needs of Diversified Systems. This lead to the selection and installation of an external accounting package.</text:p>
      <text:list text:style-name="L35">
        <text:list-item>
          <text:p text:style-name="P49">Authored script to automatically migrate necessary data (customers, bills to be collected, etc.) from <text:a xlink:type="simple" xlink:href="https://www.business-software.com/product/sbn-complete/" office:name=""><text:span text:style-name="Definition">SBN</text:span></text:a> to <text:a xlink:type="simple" xlink:href="http://www.sql-ledger.com/" office:name=""><text:span text:style-name="Definition">SQL-Ledger</text:span></text:a>.</text:p>
        </text:list-item>
        <text:list-item>
          <text:p text:style-name="P49">Installed and configured <text:a xlink:type="simple" xlink:href="http://www.sql-ledger.com/" office:name=""><text:span text:style-name="Definition">SQL-Ledger</text:span></text:a>.</text:p>
        </text:list-item>
      </text:list>
      <text:h text:style-name="Heading_20_2" text:outline-level="2"><text:bookmark-start text:name="kp-cis"/>KP-CIS<text:bookmark-end text:name="kp-cis"/></text:h>
      <table:table table:name="Table20" table:style-name="Table20">
        <table:table-column table:style-name="Table20.A"/>
        <table:table-column table:style-name="Table20.B"/>
        <table:table-row>
          <table:table-cell table:style-name="TableRowCell" office:value-type="string">
            <text:p text:style-name="Table_20_Contents"><text:span text:style-name="T1">Period</text:span></text:p>
          </table:table-cell>
          <table:table-cell table:style-name="TableRowCell" office:value-type="string">
            <text:p text:style-name="Table_20_Contents">2001-2002</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Ciber, Inc., contracted to IBM</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www.cygwin.com/" office:name=""><text:span text:style-name="Definition">Cygwin</text:span></text:a>, <text:a xlink:type="simple" xlink:href="http://www.gnu.org/software/make/" office:name=""><text:span text:style-name="Definition">GNU Mak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ibm.com/products/aix" office:name=""><text:span text:style-name="Definition">AIX</text:span></text:a>, Client: <text:a xlink:type="simple" xlink:href="https://www.microsoft.com/en-us/windows/" office:name=""><text:span text:style-name="Definition">Windows</text:span></text:a> NT</text:p>
          </table:table-cell>
        </table:table-row>
      </table:table>
      <text:p text:style-name="First_20_paragraph">IBM was under contract to develop a complete clinical information system for Kaiser Permanente clinics. I participated as a member of the environment team, focusing on improving the build processes.</text:p>
      <text:list text:style-name="L36">
        <text:list-item>
          <text:p text:style-name="P50">Resolved issues with corrupted builds occurring weekly, resulting in savings of over 1000 work hours every week.</text:p>
        </text:list-item>
        <text:list-item>
          <text:p text:style-name="P50">Developed and improved approximately 450 compilation scripts and Makefiles on <text:a xlink:type="simple" xlink:href="https://www.ibm.com/products/aix" office:name=""><text:span text:style-name="Definition">AIX</text:span></text:a> and <text:a xlink:type="simple" xlink:href="https://www.microsoft.com/en-us/windows/" office:name=""><text:span text:style-name="Definition">Windows</text:span></text:a> NT/2000, fixing dependency issues and allowing reliable use of nightly code compilations.</text:p>
        </text:list-item>
        <text:list-item>
          <text:p text:style-name="P50">Evaluated, tested, integrated, and deployed new compilation too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Resume: Michael J. Pedersen</dc:title>
    <dc:description/>
    <dc:subject/>
    <meta:keyword/>
    <meta:initial-creator/>
    <dc:creator/>
    <meta:creation-date>2026-01-15T00:57:07Z</meta:creation-date>
    <dc:date>2026-01-15T00:57:07Z</dc:date>
  </office:meta>
</office:document-meta>
</file>